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F3D000052220000741E2FAF13660052949A.svg" manifest:media-type="image/svg+xml"/>
  <manifest:file-entry manifest:full-path="Pictures/100002010000025300000349E61021343A345CA0.png" manifest:media-type="image/png"/>
  <manifest:file-entry manifest:full-path="Pictures/10000201000002530000034916940DEFA0E15D1A.png" manifest:media-type="image/png"/>
  <manifest:file-entry manifest:full-path="Pictures/100063D5000052220000741EDCAE7C63FD3B54A0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4deb0d"/>
    </style:style>
    <style:style style:name="P2" style:family="paragraph" style:parent-style-name="Text_20_body">
      <style:text-properties officeooo:rsid="0033d684" officeooo:paragraph-rsid="004deb0d"/>
    </style:style>
    <style:style style:name="P3" style:family="paragraph" style:parent-style-name="Text_20_body">
      <style:text-properties officeooo:rsid="006660db" officeooo:paragraph-rsid="006660db"/>
    </style:style>
    <style:style style:name="P4" style:family="paragraph" style:parent-style-name="Heading_20_2">
      <style:text-properties officeooo:rsid="006660db"/>
    </style:style>
    <style:style style:name="P5" style:family="paragraph" style:parent-style-name="Text_20_body">
      <style:text-properties officeooo:rsid="006660db" officeooo:paragraph-rsid="0037047d"/>
    </style:style>
    <style:style style:name="P6" style:family="paragraph" style:parent-style-name="Text_20_body">
      <style:text-properties officeooo:rsid="006660db" officeooo:paragraph-rsid="00666474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fr1" style:family="graphic" style:parent-style-name="Graphics">
      <style:graphic-properties style:vertical-pos="from-top" style:mirror="none" fo:clip="rect(0.4047in, 0.348in, 2.9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4673in, 0.0008in, 0.3335in, 0.1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Redundancy</text:h>
      <text:p text:style-name="P6"><text:span text:style-name="T1">190502</text:span><text:span text:style-name="T2">, updated 1</text:span><text:span text:style-name="T1">9</text:span><text:span text:style-name="T2">.5.2019/pekka</text:span></text:p>
      <text:p text:style-name="P6">X.</text:p>
      <text:p text:style-name="P1"><text:soft-page-break/><draw:frame draw:style-name="fr1" draw:name="Image1" text:anchor-type="as-char" svg:y="-9.4516in" svg:width="6.6339in" svg:height="6.9744in" draw:z-index="0"><draw:image xlink:href="Pictures/10003F3D000052220000741E2FAF13660052949A.svg" xlink:type="simple" xlink:show="embed" xlink:actuate="onLoad" loext:mime-type="image/svg+xml"/><draw:image xlink:href="Pictures/100002010000025300000349E61021343A345CA0.png" xlink:type="simple" xlink:show="embed" xlink:actuate="onLoad" loext:mime-type="image/png"/></draw:frame></text:p>
      <text:p text:style-name="P2"><text:soft-page-break/></text:p>
      <text:p text:style-name="P2"/>
      <text:p text:style-name="P3">X..</text:p>
      <text:p text:style-name="P3"/>
      <text:p text:style-name="P3"><text:soft-page-break/><draw:frame draw:style-name="fr2" draw:name="Image2" text:anchor-type="as-char" svg:y="-9.3992in" svg:width="6.7575in" svg:height="9.1201in" draw:z-index="1"><draw:image xlink:href="Pictures/100063D5000052220000741EDCAE7C63FD3B54A0.svg" xlink:type="simple" xlink:show="embed" xlink:actuate="onLoad" loext:mime-type="image/svg+xml"/><draw:image xlink:href="Pictures/10000201000002530000034916940DEFA0E15D1A.png" xlink:type="simple" xlink:show="embed" xlink:actuate="onLoad" loext:mime-type="image/png"/></draw:frame></text:p>
      <text:p text:style-name="P5"><text:soft-page-break/>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0T18:15:53.643000000</dc:date>
    <meta:editing-duration>PT1H41M31S</meta:editing-duration>
    <meta:editing-cycles>72</meta:editing-cycles>
    <meta:generator>LibreOffice/6.1.0.3$Windows_X86_64 LibreOffice_project/efb621ed25068d70781dc026f7e9c5187a4decd1</meta:generator>
    <meta:document-statistic meta:table-count="0" meta:image-count="2" meta:object-count="0" meta:page-count="5" meta:paragraph-count="7" meta:word-count="7" meta:character-count="48" meta:non-whitespace-character-count="46"/>
  </office:meta>
</office:document-meta>
</file>